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iberation Serif" svg:font-family="'Liberation Serif'" style:font-family-generic="roman"/>
    <style:font-face style:name="Arial2" svg:font-family="Arial" style:font-family-generic="swiss"/>
    <style:font-face style:name="Goudy Old Style" svg:font-family="'Goudy Old Styl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>
      <style:text-properties fo:font-style="italic" style:font-style-asian="italic" style:font-style-complex="italic"/>
    </style:style>
    <style:style style:name="P3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_3c_term_3e_">
      <style:text-properties style:use-window-font-color="true" fo:language="en" fo:country="US" fo:background-color="transparent"/>
    </style:style>
    <style:style style:name="P5" style:family="paragraph" style:parent-style-name="_3c_term_3e_">
      <style:text-properties style:use-window-font-color="true" fo:background-color="transparent"/>
    </style:style>
    <style:style style:name="P6" style:family="paragraph" style:parent-style-name="_3c_term_3e_">
      <style:text-properties style:text-position="0% 100%" style:font-name="Liberation Serif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_3c_term_3e_" style:master-page-name="MP0">
      <style:paragraph-properties style:page-number="auto" fo:break-before="page"/>
      <style:text-properties style:use-window-font-color="true" fo:background-color="transparent"/>
    </style:style>
    <style:style style:name="P8" style:family="paragraph" style:parent-style-name="_3c_Pagedetitre_5f_adbib_3e_">
      <style:paragraph-properties fo:line-height="150%"/>
    </style:style>
    <style:style style:name="P9" style:family="paragraph" style:parent-style-name="_3c_Pagedetitre_5f_adbib_3e_">
      <style:paragraph-properties fo:break-before="page"/>
    </style:style>
    <style:style style:name="P10" style:family="paragraph" style:parent-style-name="Text_20_body">
      <style:text-properties fo:font-style="italic" style:font-style-asian="italic" style:font-style-complex="italic"/>
    </style:style>
    <style:style style:name="P11" style:family="paragraph" style:parent-style-name="Heading_20_2">
      <style:paragraph-properties fo:text-align="center" style:justify-single-word="false"/>
      <style:text-properties fo:background-color="#ffff00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use-window-font-color="true" fo:background-color="transparent"/>
    </style:style>
    <style:style style:name="T11" style:family="text">
      <style:text-properties style:use-window-font-color="true" fo:font-style="italic" fo:background-color="transparent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itre : L’Enfant sans soucy, divertissant son pere Roger Bontemps et sa mère Boute-tout-cuire.</text:p>
      <text:p text:style-name="P4">author : Anonyme</text:p>
      <text:p text:style-name="P4">publisher : Sorbonne Université LABEX OBVIL</text:p>
      <text:p text:style-name="P4">issued : 2019</text:p>
      <text:p text:style-name="P4">idno : http://http://obvil.sorbonne-universite.site/corpus/faceties/cote_v-c-050</text:p>
      <text:p text:style-name="P5">source : ANONYME, L’Enfant sans soucy, divertissant son pere Roger Bontemps et sa mère Boute-tout-cuire, V-C-050.</text:p>
      <text:p text:style-name="P5">created : 1682</text:p>
      <text:p text:style-name="P5">langue : moyen-français</text:p>
      <text:p text:style-name="P5">lieu : [premier lieu où se passe la narration]</text:p>
      <text:p text:style-name="_3c_term_3e_"><text:span text:style-name="T10">lieu : [deuxième lieu </text:span><text:span text:style-name="Police_20_par_20_défaut"><text:span text:style-name="T11">etc</text:span></text:span><text:span text:style-name="T10">]</text:span></text:p>
      <text:p text:style-name="P5">personnage : [premier personnage, soit nom + fonction, soit nom, soit fonction (drapière, bourgeois, curé)]</text:p>
      <text:p text:style-name="P6"><text:span text:style-name="T10">personnage : [deuxième personnage, </text:span><text:span text:style-name="Police_20_par_20_défaut"><text:span text:style-name="T11">etc.</text:span></text:span><text:span text:style-name="T10">]</text:span></text:p>
      <text:p text:style-name="_3c_Pagedetitre_5f_adbib_3e_"><text:span text:style-name="T1"/></text:p>
      <text:p text:style-name="P8"><text:span text:style-name="T1">L’ENFANT</text:span><text:line-break/>SANS<text:line-break/><text:span text:style-name="T2">SOUCY</text:span><text:line-break/><text:span text:style-name="T3">Divertissant son Pere</text:span><text:span text:style-name="T5"><text:line-break/></text:span><text:span text:style-name="T6">ROGER BONTEMPS,<text:line-break/></text:span><text:span text:style-name="T4">Et sa Mere</text:span><text:span text:style-name="T6"><text:line-break/>BOUTE TOUT CUIRE.</text:span></text:p>
      <text:p text:style-name="_3c_Pagedetitre_5f_adbib_3e_"/>
      <text:p text:style-name="_3c_Pagedetitre_5f_adbib_3e_">&lt;image&gt;</text:p>
      <text:p text:style-name="_3c_Pagedetitre_5f_adbib_3e_"/>
      <text:p text:style-name="_3c_Pagedetitre_5f_adbib_3e_"><text:span text:style-name="T4">à</text:span><text:span text:style-name="T6"> VILLE FRANCHE.<text:line-break/></text:span><text:span text:style-name="T4">Chés</text:span><text:span text:style-name="T6"> NICOLAS L’ENJOUE ; à<text:line-break/></text:span><text:span text:style-name="T4">l’Enseigne de la Vigne Fleurie, 1682.<text:line-break/></text:span></text:p>
      <text:p text:style-name="P9"><text:span text:style-name="T4"/></text:p>
      <text:p text:style-name="_3c_Pagedetitre_5f_adbib_3e_"><text:span text:style-name="T4">&lt;marque&gt;</text:span></text:p>
      <text:p text:style-name="_3c_Pagedetitre_5f_adbib_3e_"><text:span text:style-name="T4"/></text:p>
      <text:h text:style-name="P11" text:outline-level="2">AVIS</text:h>
      <text:h text:style-name="P11" text:outline-level="2"><text:span text:style-name="T8">Au</text:span></text:h>
      <text:h text:style-name="P11" text:outline-level="2"><text:span text:style-name="T8">LECTEUR.</text:span></text:h>
      <text:p text:style-name="Text_20_body"/>
      <text:p text:style-name="Text_20_body"><text:span text:style-name="_3c_pb_3e_"><text:span text:style-name="T10">[f. *2r]</text:span></text:span></text:p>
      <text:p text:style-name="Text_20_body"/>
      <text:p text:style-name="Text_20_body"><text:span text:style-name="Drop_20_Caps"><text:span text:style-name="T9">C</text:span></text:span><text:span text:style-name="T5">Omme les ouvrages</text:span></text:p>
      <text:p text:style-name="P2">ou pour mieux dire</text:p>
      <text:p text:style-name="P2">le recueil des pieces</text:p>
      <text:p text:style-name="Text_20_body"><text:span text:style-name="T5">curieuses &amp; diver-</text:span></text:p>
      <text:p text:style-name="Text_20_body"><text:span text:style-name="T5">tissantes de feu R</text:span><text:span text:style-name="T7">oger Bon-</text:span></text:p>
      <text:p text:style-name="Text_20_body"><text:span text:style-name="T7">temps </text:span><text:span text:style-name="T5">ont passé pour agreables</text:span></text:p>
      <text:p text:style-name="P2">dans l’esprit mesme des plus</text:p>
      <text:p text:style-name="P2">melancholiques, &amp; parceque</text:p>
      <text:p text:style-name="P2">tous les exemplaires en ont esté </text:p>
      <text:p text:style-name="P2">vendus en fort peu de temps</text:p>
      <text:p text:style-name="P2"><text:span text:style-name="_3c_pb_3e_"><text:span text:style-name="T10">[f. *2v]</text:span></text:span></text:p>
      <text:p text:style-name="P2">contre l’attente mesme de l’au-</text:p>
      <text:p text:style-name="P2">theur, celuy qui avoit pris la</text:p>
      <text:p text:style-name="P2">peine de devenir le Secretaire</text:p>
      <text:p text:style-name="P2">d’un si grand homme de joye a</text:p>
      <text:p text:style-name="P2">creu aprés sa mort devoir re-</text:p>
      <text:p text:style-name="P2">cueillir tout ce que ce sepul-</text:p>
      <text:p text:style-name="P2">chre de Melancholie a dit ou</text:p>
      <text:p text:style-name="P2">fait depuis l’impression de ce </text:p>
      <text:p text:style-name="P2">premier ouvrage : ainsy com-</text:p>
      <text:p text:style-name="P2">me il n’y a personne qui peust</text:p>
      <text:p text:style-name="P2">mieux fournir à ces instruc-</text:p>
      <text:p text:style-name="P2">tions que ses plus familliers &amp;</text:p>
      <text:p text:style-name="P2"><text:soft-page-break/>ses enfants je m’adressay à son</text:p>
      <text:p text:style-name="P2">fils, lequel comme digne heri-</text:p>
      <text:p text:style-name="P2">tier des qualités enjoüées de</text:p>
      <text:p text:style-name="P2">son Pere s’offrit à me donner</text:p>
      <text:p text:style-name="P2">les œuvres posthumes de cet</text:p>
      <text:p text:style-name="P2">homme sans esgal, &amp; parce-</text:p>
      <text:p text:style-name="P2">que je reconnuq que le fils ne</text:p>
      <text:p text:style-name="P2">cedoit rien au Pere, je le </text:p>
      <text:p text:style-name="P2">priay de me faire part de ses</text:p>
      <text:p text:style-name="P2"><text:span text:style-name="_3c_pb_3e_"><text:span text:style-name="T10">[f. *3r]</text:span></text:span></text:p>
      <text:p text:style-name="P2">thresors pour donner quelque</text:p>
      <text:p text:style-name="P2">chose de nouveau au Monde.</text:p>
      <text:p text:style-name="P2">Cet esprit obligeant, m’acor-</text:p>
      <text:p text:style-name="P2">dant sans peine ma demande,</text:p>
      <text:p text:style-name="P2">s’engagea dabort à me com-</text:p>
      <text:p text:style-name="P2">muniquer tout ce qu’il avoit</text:p>
      <text:p text:style-name="P2">dit ou fait pour divertir son </text:p>
      <text:p text:style-name="P2">Bon Pere &amp; sa Chere Mere</text:p>
      <text:p text:style-name="P2">dans les incommodités de leur</text:p>
      <text:p text:style-name="P2">extreme Vieillesse, qui nonob-</text:p>
      <text:p text:style-name="P2">stant leurs belles dispositions</text:p>
      <text:p text:style-name="P2">à rire se trouvoient acablés</text:p>
      <text:p text:style-name="P2">des maux qui acompagnent or-</text:p>
      <text:p text:style-name="P2">dinairement une sayson si </text:p>
      <text:p text:style-name="P2">fascheuse, &amp; cet age de dou-</text:p>
      <text:p text:style-name="P2">leur. </text:p>
      <text:p text:style-name="P2">(D)Il y a à la verité dequoy</text:p>
      <text:p text:style-name="P2">charmer les plus insuporta-</text:p>
      <text:p text:style-name="P2">bles ennuis, &amp; hors d’avoir</text:p>
      <text:p text:style-name="P2">la Mort au cul &amp; aux chaus-</text:p>
      <text:p text:style-name="P2">ses il faut peter de rire.</text:p>
      <text:p text:style-name="P2"><text:span text:style-name="_3c_pb_3e_"><text:span text:style-name="T10">[f. *3v]</text:span></text:span></text:p>
      <text:p text:style-name="P3">Je sçay que mille esprits</text:p>
      <text:p text:style-name="P3">enjoüés donnent tous les jours</text:p>
      <text:p text:style-name="P3">des ouvrages nouveaux pour</text:p>
      <text:p text:style-name="P3"><text:soft-page-break/>chasser l’ennuy des cœurs &amp; des</text:p>
      <text:p text:style-name="P3">esprits &amp; j’avoüe que la ma-</text:p>
      <text:p text:style-name="P3">tiere aussy bien que le tour de</text:p>
      <text:p text:style-name="P3">les escrire sont pleins d’esprit</text:p>
      <text:p text:style-name="P3">&amp; d’agrément : toutefois</text:p>
      <text:p text:style-name="P3">comme il y a certains esprits</text:p>
      <text:p text:style-name="P3">dont le charactere l’emporte</text:p>
      <text:p text:style-name="P3">sur les plus grandes estudes</text:p>
      <text:p text:style-name="P3">lorsqu’il s’agit de divertir</text:p>
      <text:p text:style-name="P3">celluy-cy ayant tiré de sa</text:p>
      <text:p text:style-name="P3">naissance &amp; de son education</text:p>
      <text:p text:style-name="P3">une nature riarde, facetieu-</text:p>
      <text:p text:style-name="P3">se, &amp; jovialle il a fait le</text:p>
      <text:p text:style-name="P3">choix de tout ce qu’il y a-</text:p>
      <text:p text:style-name="P3">voit de plus divertissant &amp;</text:p>
      <text:p text:style-name="P3">de plus fin pour enjoüer son</text:p>
      <text:p text:style-name="P3">Pere &amp; sa Mere qui ne</text:p>
      <text:p text:style-name="P3">pouvoient plus rire qu’à for-</text:p>
      <text:p text:style-name="P3"><text:span text:style-name="_3c_pb_3e_"><text:span text:style-name="T10">[f. *4r]</text:span></text:span></text:p>
      <text:p text:style-name="P2">ce de machines extraordi-</text:p>
      <text:p text:style-name="P2">naires.</text:p>
      <text:p text:style-name="P2">(D)L’on peut juger de l’im-</text:p>
      <text:p text:style-name="P2">portance de l’ouvrage par la </text:p>
      <text:p text:style-name="P2">connoissance que l’on a que les</text:p>
      <text:p text:style-name="P2">pieces en doivent estre bien cu-</text:p>
      <text:p text:style-name="P2">rieuses ; puisqu’elles sont pleu</text:p>
      <text:p text:style-name="P2">à ceux qui ayant diverti tout</text:p>
      <text:p text:style-name="P2">le monde sont le plus capables</text:p>
      <text:p text:style-name="P2">de porter un juste jugement</text:p>
      <text:p text:style-name="P2">sur une telle matiere.</text:p>
      <text:p text:style-name="P2">(D)Prenés la peine de lire ce</text:p>
      <text:p text:style-name="P2">qu’il vous offre par ma plu-</text:p>
      <text:p text:style-name="P2">me &amp; vous verrés qu’on ne </text:p>
      <text:p text:style-name="P2">vous vent pas un chat en po-</text:p>
      <text:p text:style-name="P2">che.</text:p>
      <text:p text:style-name="P2"><text:soft-page-break/>(D)Je laisse à part le profit</text:p>
      <text:p text:style-name="P2">que vous en tirerés pour vos</text:p>
      <text:p text:style-name="P2">affaires &amp; pour vostre santé</text:p>
      <text:p text:style-name="P2">pour vous dire que c’est un</text:p>
      <text:p text:style-name="P2">thresor contre les chagrins de</text:p>
      <text:p text:style-name="P2"><text:span text:style-name="_3c_pb_3e_"><text:span text:style-name="T10">[f. *4v]</text:span></text:span></text:p>
      <text:p text:style-name="P2">la vie, la tristesse &amp; la mort.</text:p>
      <text:p text:style-name="P2">Profités en à loysir &amp; c’est</text:p>
      <text:p text:style-name="P2">tout ce que je souhaite de mon</text:p>
      <text:p text:style-name="P2">travail &amp; de la peine que j’ay</text:p>
      <text:p text:style-name="P2">eu à faire de si agreables Col-</text:p>
      <text:p text:style-name="P2">lections. (D)A Dieu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iberation Serif" svg:font-family="'Liberation Serif'" style:font-family-generic="roman"/>
    <style:font-face style:name="Arial2" svg:font-family="Arial" style:font-family-generic="swiss"/>
    <style:font-face style:name="Goudy Old Style" svg:font-family="'Goudy Old Styl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_3c_Pagedetitre_5f_adbib_3e_" style:display-name="&lt;Pagedetitre_adbib&gt;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 fo:text-align="center" style:justify-single-word="false" fo:background-color="transparent">
        <style:background-image/>
      </style:paragraph-properties>
      <style:text-properties fo:color="#330099" style:font-name="Goudy Old Style" fo:font-size="115%" fo:font-weight="bold" style:font-size-asian="130%" style:font-weight-asian="bold" style:font-size-complex="130%" style:font-weight-complex="normal"/>
    </style:style>
    <style:style style:name="_3c_term_3e_" style:display-name="&lt;term&gt;" style:family="paragraph" style:parent-style-name="Standard">
      <style:paragraph-properties fo:hyphenation-ladder-count="no-limit" fo:background-color="#dddddd" fo:padding="0cm" fo:border="0.009cm solid #000000" style:shadow="none">
        <style:background-image/>
      </style:paragraph-properties>
      <style:text-properties style:font-name="Arial Unicode MS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rop_20_Caps" style:display-name="Drop Caps" style:family="text">
      <style:text-properties fo:color="#ffffff" fo:font-size="200%" fo:background-color="#330066" style:font-size-asian="10.5pt"/>
    </style:style>
    <style:style style:name="Police_20_par_20_défaut" style:display-name="Police par défaut" style:family="text"/>
    <style:style style:name="_3c_pb_3e_" style:display-name="&lt;pb&gt;" style:family="text" style:parent-style-name="Police_20_par_20_défaut">
      <style:text-properties style:font-name="Times New Roman" fo:font-weight="bold" style:font-weight-asian="bold" style:font-name-complex="Times New Roma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ne Bineau</meta:initial-creator>
    <meta:creation-date>2019-05-24T10:39:31.62</meta:creation-date>
    <dc:date>2019-05-24T16:01:02.16</dc:date>
    <dc:creator>Jeanne Bineau</dc:creator>
    <meta:editing-duration>PT1H43M26S</meta:editing-duration>
    <meta:editing-cycles>12</meta:editing-cycles>
    <meta:generator>OpenOffice/4.1.6$Win32 OpenOffice.org_project/416m1$Build-9790</meta:generator>
    <meta:document-statistic meta:table-count="0" meta:image-count="0" meta:object-count="0" meta:page-count="5" meta:paragraph-count="125" meta:word-count="653" meta:character-count="3576"/>
  </office:meta>
</office:document-meta>
</file>